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P1"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2" style:family="paragraph" style:parent-style-name="Heading_20_4">
      <style:text-properties fo:font-variant="normal" fo:text-transform="none" fo:color="#abd430" loext:opacity="100%" style:font-name="goetheffclan" fo:letter-spacing="normal" fo:font-style="normal" fo:font-weight="normal"/>
    </style:style>
    <style:style style:name="P3" style:family="paragraph" style:parent-style-name="Heading_20_4">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goetheffclan" fo:font-size="8pt" fo:letter-spacing="normal" fo:font-style="normal" fo:font-weight="normal" officeooo:paragraph-rsid="0020628f"/>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5c4bf"/>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7.80000019073486pt" fo:letter-spacing="normal" fo:font-style="normal" fo:font-weight="normal" officeooo:rsid="00225294" officeooo:paragraph-rsid="00225294"/>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rsid="0025b783" officeooo:paragraph-rsid="0025b783"/>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1" style:family="paragraph" style:parent-style-name="Table_20_Contents">
      <style:paragraph-properties fo:margin-left="0cm" fo:margin-right="0cm" fo:margin-top="0cm" fo:margin-bottom="0cm" style:contextual-spacing="false" fo:text-indent="0cm" style:auto-text-indent="false" fo:padding="0cm" fo:border="none"/>
      <style:text-properties officeooo:paragraph-rsid="0020628f"/>
    </style:style>
    <style:style style:name="P12" style:family="paragraph" style:parent-style-name="Heading_20_4">
      <style:paragraph-properties fo:margin-top="0cm" fo:margin-bottom="0cm" style:contextual-spacing="false" fo:padding="0cm" fo:border="none"/>
      <style:text-properties officeooo:paragraph-rsid="00268606"/>
    </style:style>
    <style:style style:name="P13" style:family="paragraph" style:parent-style-name="Table_20_Contents">
      <style:paragraph-properties fo:margin-top="0cm" fo:margin-bottom="0cm" style:contextual-spacing="false" fo:padding="0cm" fo:border="none"/>
      <style:text-properties officeooo:paragraph-rsid="00268606"/>
    </style:style>
    <style:style style:name="P14" style:family="paragraph" style:parent-style-name="Standard">
      <style:text-properties fo:color="#81d41a" loext:opacity="100%" officeooo:rsid="0020628f" officeooo:paragraph-rsid="0020628f"/>
    </style:style>
    <style:style style:name="P15" style:family="paragraph" style:parent-style-name="Table_20_Contents">
      <style:paragraph-properties fo:margin-left="0cm" fo:margin-right="0cm" fo:margin-top="0cm" fo:margin-bottom="0cm" style:contextual-spacing="false" fo:text-indent="0cm" style:auto-text-indent="false" fo:padding="0cm" fo:border="none"/>
      <style:text-properties fo:color="#81d41a" loext:opacity="100%" fo:font-size="12pt" fo:font-weight="normal" officeooo:rsid="00225294" officeooo:paragraph-rsid="00225294" style:font-size-asian="12pt" style:font-size-complex="12pt"/>
    </style:style>
    <style:style style:name="P16"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officeooo:paragraph-rsid="0020628f"/>
    </style:style>
    <style:style style:name="P17"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officeooo:rsid="00268606" officeooo:paragraph-rsid="00268606"/>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5c4bf"/>
    </style:style>
    <style:style style:name="P20" style:family="paragraph" style:parent-style-name="Table_20_Contents">
      <style:paragraph-properties fo:margin-left="0cm" fo:margin-right="0cm" fo:margin-top="0cm" fo:margin-bottom="0cm" style:contextual-spacing="false" fo:text-indent="0cm" style:auto-text-indent="false" fo:padding="0cm" fo:border="none"/>
      <style:text-properties officeooo:rsid="00225294" officeooo:paragraph-rsid="00225294"/>
    </style:style>
    <style:style style:name="P21" style:family="paragraph" style:parent-style-name="Heading_20_4">
      <style:paragraph-properties fo:margin-top="0cm" fo:margin-bottom="0cm" style:contextual-spacing="false" fo:padding="0cm" fo:border="none"/>
      <style:text-properties officeooo:paragraph-rsid="00268606"/>
    </style:style>
    <style:style style:name="P22" style:family="paragraph" style:parent-style-name="Table_20_Contents" style:list-style-name="List_20_1">
      <style:paragraph-properties fo:margin-top="0cm" fo:margin-bottom="0cm" style:contextual-spacing="false" fo:padding="0cm" fo:border="none"/>
      <style:text-properties officeooo:paragraph-rsid="00268606"/>
    </style:style>
    <style:style style:name="P23" style:family="paragraph" style:parent-style-name="Text_20_body" style:list-style-name="L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bold" loext:padding="0cm" loext:border="none"/>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bold" officeooo:rsid="00285d19" officeooo:paragraph-rsid="00285d19" loext:padding="0cm" loext: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7.80000019073486pt" fo:letter-spacing="normal" fo:font-style="normal" fo:font-weight="normal" loext:padding="0cm" loext:border="none"/>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rsid="00285d19" officeooo:paragraph-rsid="00285d19"/>
    </style:style>
    <style:style style:name="T1" style:family="text">
      <style:text-properties fo:font-variant="normal" fo:text-transform="none" fo:color="#000000" loext:opacity="100%" style:font-name="verdana" fo:font-size="7.80000019073486pt" fo:letter-spacing="normal" fo:font-style="normal" fo:font-weight="normal"/>
    </style:style>
    <style:style style:name="T2" style:family="text">
      <style:text-properties fo:font-variant="normal" fo:text-transform="none" fo:color="#000000" loext:opacity="100%" style:font-name="verdana" fo:font-size="7.80000019073486pt" fo:letter-spacing="normal" fo:font-style="normal" fo:font-weight="normal" loext:padding="0cm" loext:border="none"/>
    </style:style>
    <style:style style:name="T3" style:family="text">
      <style:text-properties fo:font-variant="normal" fo:text-transform="none" fo:color="#000000" loext:opacity="100%" style:font-name="verdana" fo:font-size="7.80000019073486pt" fo:letter-spacing="normal" fo:font-style="normal" fo:font-weight="normal" officeooo:rsid="00268606"/>
    </style:style>
    <style:style style:name="T4" style:family="text">
      <style:text-properties fo:font-variant="normal" fo:text-transform="none" fo:color="#000000" loext:opacity="100%" style:font-name="verdana" fo:font-size="7.80000019073486pt" fo:letter-spacing="normal" fo:font-style="normal" fo:font-weight="normal" officeooo:rsid="0026b4c2"/>
    </style:style>
    <style:style style:name="T5" style:family="text">
      <style:text-properties fo:font-variant="normal" fo:text-transform="none" fo:color="#000000" loext:opacity="100%" style:font-name="verdana" fo:font-size="7.80000019073486pt" fo:letter-spacing="normal" fo:font-style="normal" fo:font-weight="bold"/>
    </style:style>
    <style:style style:name="T6" style:family="text">
      <style:text-properties fo:font-variant="normal" fo:text-transform="none" fo:color="#000000" loext:opacity="100%" style:font-name="verdana" fo:font-size="8pt" fo:letter-spacing="normal" fo:font-style="normal" fo:font-weight="normal" officeooo:rsid="00268606"/>
    </style:style>
    <style:style style:name="T7"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loext:padding="0cm" loext:border="none"/>
    </style:style>
    <style:style style:name="T9"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officeooo:rsid="00268606"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verdana" fo:font-size="8pt" fo:letter-spacing="normal" fo:font-style="normal" style:text-underline-style="none" fo:font-weight="normal" officeooo:rsid="00268606" style:text-blinking="false" fo:background-color="#ffffff" loext:char-shading-value="0"/>
    </style:style>
    <style:style style:name="T12" style:family="text">
      <style:text-properties fo:font-variant="normal" fo:text-transform="none" fo:color="#000000" loext:opacity="100%" fo:font-size="8pt" fo:letter-spacing="normal" fo:font-weight="normal"/>
    </style:style>
    <style:style style:name="T13"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style:style>
    <style:style style:name="T14"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style:style>
    <style:style style:name="T15"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loext:padding="0cm" loext:border="none"/>
    </style:style>
    <style:style style:name="T16" style:family="text">
      <style:text-properties fo:font-variant="normal" fo:text-transform="none" fo:color="#47abd8" loext:opacity="100%" style:font-name="verdana" fo:font-size="7.80000019073486pt" fo:letter-spacing="normal" fo:font-style="normal" fo:font-weight="bold"/>
    </style:style>
    <style:style style:name="T17" style:family="text">
      <style:text-properties fo:font-variant="normal" fo:text-transform="none" style:text-line-through-style="none" style:text-line-through-type="none" style:font-name="verdana" fo:font-size="7.80000019073486pt" fo:letter-spacing="normal" fo:font-style="normal" style:text-underline-style="none" fo:font-weight="normal" style:text-blinking="false" fo:background-color="#ffffff" loext:char-shading-value="0"/>
    </style:style>
    <style:style style:name="T18" style:family="text">
      <style:text-properties fo:font-variant="normal" fo:text-transform="none" style:text-line-through-style="none" style:text-line-through-type="none" style:font-name="verdana" fo:font-size="7.80000019073486pt" fo:letter-spacing="normal" fo:font-style="normal" style:text-underline-style="none" fo:font-weight="normal" officeooo:rsid="00268606" style:text-blinking="false" fo:background-color="#ffffff" loext:char-shading-value="0"/>
    </style:style>
    <style:style style:name="T19" style:family="text">
      <style:text-properties fo:font-variant="normal" fo:text-transform="none" fo:color="#abd430" loext:opacity="100%" style:font-name="goetheffclan" fo:font-size="8pt" fo:letter-spacing="normal" fo:font-style="normal" fo:font-weight="normal" officeooo:rsid="00268606"/>
    </style:style>
    <style:style style:name="T20" style:family="text">
      <style:text-properties fo:font-variant="normal" fo:text-transform="none" fo:color="#abd430" loext:opacity="100%" style:font-name="goetheffclan" fo:letter-spacing="normal" fo:font-style="normal" fo:font-weight="normal"/>
    </style:style>
    <style:style style:name="T21" style:family="text">
      <style:text-properties fo:font-variant="normal" fo:text-transform="none" fo:color="#abd430" loext:opacity="100%" style:font-name="goetheffclan" fo:letter-spacing="normal" fo:font-style="normal" fo:font-weight="normal" officeooo:rsid="00285d19"/>
    </style:style>
    <style:style style:name="T22" style:family="text">
      <style:text-properties fo:font-variant="normal" fo:text-transform="none" fo:color="#abd430" loext:opacity="100%" style:font-name="goetheffclan" fo:font-size="7.80000019073486pt" fo:letter-spacing="normal" fo:font-style="normal" fo:font-weight="normal"/>
    </style:style>
    <style:style style:name="T23" style:family="text">
      <style:text-properties fo:font-variant="normal" fo:text-transform="none" fo:color="#abd430" loext:opacity="100%" style:text-line-through-style="none" style:text-line-through-type="none" style:font-name="goetheffclan" fo:font-size="8pt" fo:letter-spacing="normal" fo:font-style="normal" style:text-underline-style="none" fo:font-weight="normal" officeooo:rsid="00268606" style:text-blinking="false" fo:background-color="transparent" loext:char-shading-value="0"/>
    </style:style>
    <style:style style:name="T24"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25" style:family="text">
      <style:text-properties fo:font-size="8pt"/>
    </style:style>
    <style:style style:name="T26" style:family="text">
      <style:text-properties fo:font-size="8pt" fo:font-weight="normal"/>
    </style:style>
    <style:style style:name="T27" style:family="text">
      <style:text-properties fo:font-size="8pt" fo:font-weight="normal" officeooo:rsid="00268606"/>
    </style:style>
    <style:style style:name="T28" style:family="text">
      <style:text-properties fo:font-size="8pt" fo:font-weight="bol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4">2.4.1 DER FAKTOR ALTER BEIM SPRACHENLERNEN</text:h>
      <text:p text:style-name="P18"><text:span text:style-name="T1">Wenn wir uns mit dem Alter als Einflussfaktor befassen wollen, müssen wir zunächst klären, welche Altersgruppen sich unterscheiden lassen. Der frühe Zweitsprach(en)erwerb bis zum dritten Lebensjahr weist noch viele Parallelen zum Erstspracherwerb auf und kann mit der </text:span><text:a xlink:type="simple" xlink:href="https://lernen.goethe.de/moodle/mod/glossary/showentry.php?eid=1861866&amp;displayformat=dictionary" text:style-name="Internet_20_link" text:visited-style-name="Visited_20_Internet_20_Link"><text:span text:style-name="T7">Identitätshypothese</text:span></text:a><text:span text:style-name="T1"> erklärt werden. Wir schlagen daher vor, überhaupt erst ab dem 6. Lebensjahr von Fremdsprachenlernenden zu sprechen – vorher kann man die Kinder als </text:span><text:a xlink:type="simple" xlink:href="https://lernen.goethe.de/moodle/mod/glossary/showentry.php?eid=1861839&amp;displayformat=dictionary" text:style-name="Internet_20_link" text:visited-style-name="Visited_20_Internet_20_Link"><text:span text:style-name="T7">bilingual</text:span></text:a><text:span text:style-name="T1"> Aufwachsende betrachten. Eine andere Möglichkeit ist, von frühem Fremdsprachenlernen als Sonderform des Fremdsprachenlernens zu sprechen.</text:span></text:p>
      <text:p text:style-name="P4">Des Weiteren kann man zwischen Jugendlichen (12 bis 16 Jahre) und Erwachsenen (ab 16 Jahren) differenzieren, da sich diese Altersgruppen in ihrem Lernverhalten deutlich unterscheiden.</text:p>
      <text:p text:style-name="P4">Unterrichten Sie vielleicht 6- bis 12-Jährige, 12- bis 16-Jährige und/oder auch (junge) Erwachsene und haben den Vergleich?</text:p>
      <text:p text:style-name="P18"/>
      <text:section text:style-name="Sect1" text:name="AbGrundtext">
        <text:p text:style-name="P6">Mit zunehmendem Alter verändern sich die kognitiven Strukturen sowie die Kommunikationsstrategien, Interessen, Motive und die Anpassungsbereitschaft der Lernenden. Der unbewusste Erwerb von Sprache, der auf den im Menschen angelegten Erwerbsmechanismen basiert, wird von bewusstem Lernen überlagert. Im Zuge dessen ändert sich auch der Erwerbsprozess.</text:p>
        <text:p text:style-name="P18"><text:span text:style-name="T2">Die Erwerbsprinzipien sind nicht außer Kraft gesetzt, wenn Lernende plötzlich nicht nur über ihr alltägliches Umfeld Sprache </text:span><text:a xlink:type="simple" xlink:href="https://lernen.goethe.de/moodle/mod/glossary/showentry.php?eid=1861809&amp;displayformat=dictionary" text:style-name="Internet_20_link" text:visited-style-name="Visited_20_Internet_20_Link"><text:span text:style-name="T8">erwerben</text:span></text:a><text:span text:style-name="T2">, sondern unterrichtet werden. Dennoch ist zwischen den beiden Erwerbsformen zu unterscheiden: Angeborene Spracherwerbsmechanismen treten in Kraft, ohne dass sie den Lernenden bewusst sind, und sorgen für sogenanntes </text:span><text:a xlink:type="simple" xlink:href="https://lernen.goethe.de/moodle/mod/glossary/showentry.php?eid=1861932&amp;displayformat=dictionary" text:style-name="Internet_20_link" text:visited-style-name="Visited_20_Internet_20_Link"><text:span text:style-name="T15">implizites Lernen</text:span></text:a><text:span text:style-name="T2">. Aufbauend auf den von Natur aus vorhandenen Lernfähigkeiten entwickelt der Mensch im Laufe seines Lebens aber auch bewusste Lern- und Problemlösetechniken, die immer mehr Wirkung entfalten. Wir sprechen dann von </text:span><text:a xlink:type="simple" xlink:href="https://lernen.goethe.de/moodle/mod/glossary/showentry.php?eid=1861935&amp;displayformat=dictionary" text:style-name="Internet_20_link" text:visited-style-name="Visited_20_Internet_20_Link"><text:span text:style-name="T15">explizitem Lernen</text:span></text:a><text:span text:style-name="T2">. In der Forschung wird diskutiert, ob diese bewussten Strategien die unbewussten Mechanismen ergänzen, von ihnen unabhängig sind oder ihnen sogar im Wege stehen. Ein Hinweis darauf, dass die letztgenannte Annahme zumindest in Teilen zutreffend sein könnte, ist die Tatsache, dass sich kleine Kinder eine </text:span><text:a xlink:type="simple" xlink:href="https://lernen.goethe.de/moodle/mod/glossary/showentry.php?eid=1861848&amp;displayformat=dictionary" text:style-name="Internet_20_link" text:visited-style-name="Visited_20_Internet_20_Link"><text:span text:style-name="T8">Zweitsprache</text:span></text:a><text:span text:style-name="T2"> auf anderen Wegen aneignen als ältere Kinder oder Erwachsene.</text:span></text:p>
        <text:p text:style-name="P10"> </text:p>
      </text:section>
      <text:h text:style-name="P1" text:outline-level="4">ERWERB VON AUSSPRACHE UND INTONATION</text:h>
      <text:p text:style-name="P18"><text:span text:style-name="T1">Kinder sind Jugendlichen und Erwachsenen dann überlegen, wenn der Erwerb unter ähnlichen Bedingungen wie der der </text:span><text:a xlink:type="simple" xlink:href="https://lernen.goethe.de/moodle/mod/glossary/showentry.php?eid=1861833&amp;displayformat=dictionary" text:style-name="Internet_20_link" text:visited-style-name="Visited_20_Internet_20_Link"><text:span text:style-name="T7">Erstsprache</text:span></text:a><text:span text:style-name="T1"> stattfindet. Am einfachsten lässt sich dies am Beispiel der Aussprache verdeutlichen: Zugewanderte Kinder </text:span><text:a xlink:type="simple" xlink:href="https://lernen.goethe.de/moodle/mod/glossary/showentry.php?eid=1861809&amp;displayformat=dictionary" text:style-name="Internet_20_link" text:visited-style-name="Visited_20_Internet_20_Link"><text:span text:style-name="T7">erwerben</text:span></text:a><text:span text:style-name="T1"> die mündliche Sprache beim Spielen oder in der Schule. In dieser Situation sind sie hoch motiviert und bereit, sich anzupassen, imitieren muttersprachliche Sprecherinnen und Sprecher und registrieren feine Unterschiede in der Intonation und Aussprache. Kinder können in diesem Bereich ein erstsprachliches Niveau erreichen, wenn die neue Sprache für sie bzw. ihre Sozialisation unbedingt notwendig ist. Das bedeutet jedoch nicht, dass sie auch die Fertigkeiten Lesen und Schreiben in gleichem Maße </text:span><text:a xlink:type="simple" xlink:href="https://lernen.goethe.de/moodle/mod/glossary/showentry.php?eid=1861809&amp;displayformat=dictionary" text:style-name="Internet_20_link" text:visited-style-name="Visited_20_Internet_20_Link"><text:span text:style-name="T7">erwerben</text:span></text:a><text:span text:style-name="T1"> – häufig bezieht sich die </text:span><text:a xlink:type="simple" xlink:href="https://lernen.goethe.de/moodle/mod/glossary/showentry.php?eid=1861911&amp;displayformat=dictionary" text:style-name="Internet_20_link" text:visited-style-name="Visited_20_Internet_20_Link"><text:span text:style-name="T7">Kompetenz</text:span></text:a><text:span text:style-name="T1"> nur auf die Bereiche Hören und Sprechen.</text:span></text:p>
      <text:p text:style-name="P9"> </text:p>
      <text:p text:style-name="P4">Jugendliche können, wenn die zu lernende Sprache für sie eine notwendige Bedingung für die Sozialisation ist, ebenfalls erstsprachliches Niveau erreichen. Da Jugendliche sich häufig von der Gesellschaft abgrenzen und ihre Individualität oder Zugehörigkeit zum Freundeskreis zeigen wollen, nutzen sie oft sprachliche Ausdrucksmittel und eine Aussprache, die von derNorm abweichen, um sich als Mitglied einer bestimmten Gruppe zu identifizieren. Auch Sprachmischungen und Sprachwechsel sind häufig anzutreffen.</text:p>
      <text:p text:style-name="P9"> </text:p>
      <text:p text:style-name="P18"><text:span text:style-name="T1">Bei erwachsenen Lernenden ist zu beobachten, dass sie meist auch noch nach jahrelangem Unterricht und Kontakt zu Sprecherinnen und Sprechern der </text:span><text:a xlink:type="simple" xlink:href="https://lernen.goethe.de/moodle/mod/glossary/showentry.php?eid=1861851&amp;displayformat=dictionary" text:style-name="Internet_20_link" text:visited-style-name="Visited_20_Internet_20_Link"><text:span text:style-name="T7">Zielsprache</text:span></text:a><text:span text:style-name="T1"> einen erkennbaren Akzent haben. Dies kann damit zusammenhängen, dass sie ihre Sozialisation in der </text:span><text:a xlink:type="simple" xlink:href="https://lernen.goethe.de/moodle/mod/glossary/showentry.php?eid=1861833&amp;displayformat=dictionary" text:style-name="Internet_20_link" text:visited-style-name="Visited_20_Internet_20_Link"><text:span text:style-name="T7">Erstsprache</text:span></text:a><text:span text:style-name="T1"> erfahren haben. Sie identifizieren sich mit der Lebenswelt, aus der sie kommen, zu der auch die </text:span><text:a xlink:type="simple" xlink:href="https://lernen.goethe.de/moodle/mod/glossary/showentry.php?eid=1861833&amp;displayformat=dictionary" text:style-name="Internet_20_link" text:visited-style-name="Visited_20_Internet_20_Link"><text:span text:style-name="T7">Erstsprache</text:span></text:a><text:span text:style-name="T1"> gehört, weshalb sie vielleicht weniger Wert darauf legen, die Aussprache zu perfektionieren.</text:span></text:p>
      <text:p text:style-name="P9"> </text:p>
      <text:p text:style-name="P18"><text:span text:style-name="T1">Da man beobachten kann, dass Kinder in einigen Bereichen schneller als Erwachsene zielsprachliches Niveau erreichen, wird die Existenz einer sogenannten </text:span><text:a xlink:type="simple" xlink:href="https://lernen.goethe.de/moodle/mod/glossary/showentry.php?eid=1861938&amp;displayformat=dictionary" text:style-name="Internet_20_link" text:visited-style-name="Visited_20_Internet_20_Link"><text:span text:style-name="T14">sensiblen Phase</text:span></text:a><text:span text:style-name="T16"> </text:span><text:span text:style-name="T1">oder kritischen Periode des Spracherwerbs diskutiert. Zentrale Annahme ist dabei, dass bestimmte Kenntnisse, Eigenschaften, Fähigkeiten oder Verhaltensweisen – in diesem Fall Elemente einer weiteren Sprache – nur in einem begrenzten Zeitfenster erworben werden können. Man nimmt an, dass, wenn die sensible Phase abgeschlossen ist, im Normalfall nach dem </text:span><text:a xlink:type="simple" xlink:href="https://lernen.goethe.de/moodle/mod/glossary/showentry.php?eid=1861794&amp;displayformat=dictionary" text:style-name="Internet_20_link" text:visited-style-name="Visited_20_Internet_20_Link"><text:span text:style-name="T7">Ende</text:span></text:a><text:span text:style-name="T1"> der Pubertät, diese Elemente einer Sprache nicht mehr bis zum zielsprachlichen Niveau erworben werden können.</text:span></text:p>
      <text:p text:style-name="P9"> </text:p>
      <text:p text:style-name="P18"><text:span text:style-name="T1">Ist es aber zutreffend, dass erwachsene Lernende in allen Bereichen den jüngeren Lernenden unterlegen sind? Und in welchem Maße können Spätanfänger eine andere Sprache erlernen? Wenn wir nun die beiden Arten zu </text:span><text:a xlink:type="simple" xlink:href="https://lernen.goethe.de/moodle/mod/glossary/showentry.php?eid=1861812&amp;displayformat=dictionary" text:style-name="Internet_20_link" text:visited-style-name="Visited_20_Internet_20_Link"><text:span text:style-name="T7">lernen</text:span></text:a><text:span text:style-name="T1">, das implizite und das explizite Lernen (auch bewusstes und unbewusstes Lernen), erläutern, tun wir dies mit Blick auf das Lernen von Kindern und Erwachsenen. Hier sind die Unterschiede am größten.</text:span></text:p>
      <text:p text:style-name="P18"><text:span text:style-name="T1">Im Sprachunterricht </text:span><text:a xlink:type="simple" xlink:href="https://lernen.goethe.de/moodle/mod/glossary/showentry.php?eid=1861812&amp;displayformat=dictionary" text:style-name="Internet_20_link" text:visited-style-name="Visited_20_Internet_20_Link"><text:span text:style-name="T7">lernen</text:span></text:a><text:span text:style-name="T1"> Jugendliche und junge Erwachsene Fremdsprachen gewöhnlich sogar schneller als Kinder. Teile des Spracherwerbs beruhen auf implizitem Lernen, aber je älter die Lernenden sind, desto bedeutsamer werden bewusste </text:span><text:soft-page-break/><text:span text:style-name="T1">Lernprozesse und das explizite Lernen. Erwachsene </text:span><text:a xlink:type="simple" xlink:href="https://lernen.goethe.de/moodle/mod/glossary/showentry.php?eid=1861812&amp;displayformat=dictionary" text:style-name="Internet_20_link" text:visited-style-name="Visited_20_Internet_20_Link"><text:span text:style-name="T7">lernen</text:span></text:a><text:span text:style-name="T1"> Untersuchungen zufolge lieber und gut durch Unterricht. Sie können explizite Lernprozesse aufgrund ihrer kognitiven Entwicklung besser verarbeiten und reflektieren als Kinder, weshalb beispielsweise die Bewusstmachung von grammatikalischen Strukturen für diese Zielgruppe besonders sinnvoll ist. Dies bedeutet jedoch nicht, dass Jugendliche und Erwachsene nicht auch implizit </text:span><text:a xlink:type="simple" xlink:href="https://lernen.goethe.de/moodle/mod/glossary/showentry.php?eid=1861812&amp;displayformat=dictionary" text:style-name="Internet_20_link" text:visited-style-name="Visited_20_Internet_20_Link"><text:span text:style-name="T7">lernen</text:span></text:a><text:span text:style-name="T1">, wie Sie bereits in Kapitel 2.2 erfahren haben.</text:span></text:p>
      <text:p text:style-name="P9"> </text:p>
      <text:p text:style-name="P18"><text:span text:style-name="T1">Auch im ungesteuerten Zweitsprach(en)erwerb sind jüngere Erwachsene häufig im Vorteil. Zwar weisen sie Fehler bei der Aussprache und der Verwendung von Kasus, Tempus, Modus usw. (Morphosyntax) auf, doch im Bereich von Wortschatz und von Sprache in konkreten Situationen (Pragmatik) erreichen sie schneller zielsprachliche </text:span><text:a xlink:type="simple" xlink:href="https://lernen.goethe.de/moodle/mod/glossary/showentry.php?eid=1861911&amp;displayformat=dictionary" text:style-name="Internet_20_link" text:visited-style-name="Visited_20_Internet_20_Link"><text:span text:style-name="T7">Kompetenzen</text:span></text:a><text:span text:style-name="T1"> als Kinder. Erwachsene verfügen über mehr Weltwissen als Kinder und können sprachlichen Kontakt mit Deutschsprachigen anders verarbeiten und bewusst reflektieren. Daher können sie ihr eigenes sprachliches Verhalten besser an die Umgebung anpassen bzw. Normen besser wahrnehmen und einordnen. Kulturelle Konventionen, die in verschiedenen Situationen eingehalten werden müssen, werden von ihnen bewusst verarbeitet.</text:span></text:p>
      <text:p text:style-name="Standard"/>
      <text:p text:style-name="P14">Erwachsene beim Sprachenlernen:</text:p>
      <text:p text:style-name="P16">1. Erwachsene verfügen über mehr Lebenserfahrung.</text:p>
      <text:p text:style-name="P16">2. Erwachsene haben beim Sprachenlernen die Lernziele deutlich vor Augen.</text:p>
      <text:p text:style-name="P16">3. Erwachsene werden strenger bewertet als Kinder.</text:p>
      <text:p text:style-name="P16">4. Erwachsene wissen mehr über das Zielsprachenland.</text:p>
      <text:p text:style-name="P16">5. Erwachsene können Regelwissen und Faktenwissen (explizites Wissen) besser verarbeiten</text:p>
      <text:p text:style-name="P11"/>
      <text:p text:style-name="P15">Kinder: vorwiegend impliziertes Lernen:</text:p>
      <text:p text:style-name="P7"><text:span text:style-name="T25">Merkmale </text:span><text:span text:style-name="T28">impliziten Lernens</text:span><text:span text:style-name="T25"> im Unterricht für Kinder:</text:span></text:p>
      <text:list text:style-name="L1">
        <text:list-item>
          <text:p text:style-name="P23">Die Fertigkeiten Hören und (Nach-)Sprechen stehen im Vordergrund.</text:p>
        </text:list-item>
        <text:list-item>
          <text:p text:style-name="P23">Es gibt keine direkten Hinweise auf die unbestimmten Artikel und die Deklination im Akkusativ, dennoch sind die Artikel in der Akkusativform deutlich visualisiert.</text:p>
        </text:list-item>
        <text:list-item>
          <text:p text:style-name="P23">Neue Wörter werden mit Bildkarten visualisiert; die Aufmerksamkeit wird durch Farben auf die Genera gelenkt.</text:p>
        </text:list-item>
        <text:list-item>
          <text:p text:style-name="P23">Geübt wird, indem gespielt und interagiert wird (Ratespiel, Tamburinspiel, Spiel: Eins, zwei, drei oder vier).</text:p>
        </text:list-item>
        <text:list-item>
          <text:p text:style-name="P23">Die Schülerinnen und Schüler bewegen sich im Klassenzimmer und prägen sich darüber die unbestimmten Artikel und die Nomen mit demselben Artikel an der Tafel ein (Merkhilfe).</text:p>
        </text:list-item>
        <text:list-item>
          <text:p text:style-name="P23">Die Verwendung des unbestimmten Artikels im Akkusativ wird in ganz verschiedenen Lernaktivitäten mehrfach wiederholt.</text:p>
        </text:list-item>
      </text:list>
      <text:p text:style-name="P20"/>
      <text:p text:style-name="P11"/>
      <text:p text:style-name="P11"><text:span text:style-name="T1">Kinder, Jugendliche und Erwachsene </text:span><text:a xlink:type="simple" xlink:href="https://lernen.goethe.de/moodle/mod/glossary/showentry.php?eid=1861812&amp;displayformat=dictionary" text:style-name="Internet_20_link" text:visited-style-name="Visited_20_Internet_20_Link"><text:span text:style-name="T17">lernen</text:span></text:a><text:span text:style-name="T12"> </text:span><text:span text:style-name="T1">also unterschiedlich. Für den Unterricht bedeutet das, dass dieser an die Ziele und Lernvoraussetzungen der Lernenden angepasst sein muss. Erwachsene und Jugendliche verbinden mit dem Fremdsprachenlernen andere Vorstellungen und gehen anders an das Lernen heran als Kinder. Dies muss sich nicht nur in der Auswahl der Themen, sondern auch in Sozial- und Arbeitsformen, die zum Einsatz kommen, widerspiegeln. Bei Jugendlichen und Erwachsenen kann Sprache in bestimmten Bereichen explizit vermittelt werden, während bei Kindern spielerische und implizite Herangehensweisen im Vordergrund stehen sollten.</text:span><text:span text:style-name="T26"> </text:span></text:p>
      <text:p text:style-name="P11"/>
      <text:h text:style-name="P3" text:outline-level="4">JUGENDLICHE</text:h>
      <text:p text:style-name="P4">Lernende im Alter von ca. 12 bis 16 Jahren durchleben die Phase der Pubertät, in der starke Veränderungen auf ihr Leben und auch auf das Lernen einwirken. Die Veränderungen im Hormonhaushalt können zu Stimmungsschwankungen und Unausgeglichenheit führen. Themen wie die erste Liebe, Freundschaft und Selbstständigkeit beschäftigen Lernende in dieser Zeit häufig mehr als der Unterrichtsstoff. Außerdem werden Jugendliche aus hormonellen Gründen am Abend nur schwer müde und beginnen so den Schultag häufig nicht ausgeruht. Das sollte man berücksichtigen, wenn man Jugendliche unterrichtet. Es ist weniger das mangelnde Interesse am Unterricht, das sie am Morgen lustlos sein lässt, sondern die Veränderung ihres Schlafrhythmus, an den sie sich erst gewöhnen müssen.</text:p>
      <text:p text:style-name="P9"/>
      <text:p text:style-name="P18"><text:span text:style-name="T1">Auch das Gehirn entwickelt sich in der Pubertät weiter, was sich auf die kognitiven Fähigkeiten der Heranwachsenden auswirkt. Zu Beginn der Pubertät entstehen viele neue Verbindungen zwischen Nervenzellen im Gehirn, zum </text:span><text:a xlink:type="simple" xlink:href="https://lernen.goethe.de/moodle/mod/glossary/showentry.php?eid=1861794&amp;displayformat=dictionary" text:style-name="Internet_20_link" text:visited-style-name="Visited_20_Internet_20_Link"><text:span text:style-name="T7">Ende</text:span></text:a><text:span text:style-name="T1"> dieser Phase werden diese wieder abgebaut. Verbindungen, die in dieser Zeit häufig genutzt werden, bleiben erhalten, z.B. jene Verbindungen, die durch Unterricht in der </text:span><text:a xlink:type="simple" xlink:href="https://lernen.goethe.de/moodle/mod/glossary/showentry.php?eid=1861845&amp;displayformat=dictionary" text:style-name="Internet_20_link" text:visited-style-name="Visited_20_Internet_20_Link"><text:span text:style-name="T7">Fremdsprache</text:span></text:a><text:span text:style-name="T1"> stimuliert werden. Wenn jugendliche Lernende sich in einer optimalen Lernumgebung befinden, können sie sich neues Wissen, wie beispielsweise eine </text:span><text:a xlink:type="simple" xlink:href="https://lernen.goethe.de/moodle/mod/glossary/showentry.php?eid=1861845&amp;displayformat=dictionary" text:style-name="Internet_20_link" text:visited-style-name="Visited_20_Internet_20_Link"><text:span text:style-name="T7">Fremdsprache</text:span></text:a><text:span text:style-name="T1">, schneller und problemloser aneignen als Erwachsene. Jugendliche sind in dieser Phase also sehr empfänglich für neue Informationen und </text:span><text:a xlink:type="simple" xlink:href="https://lernen.goethe.de/moodle/mod/glossary/showentry.php?eid=1861812&amp;displayformat=dictionary" text:style-name="Internet_20_link" text:visited-style-name="Visited_20_Internet_20_Link"><text:span text:style-name="T7">le<text:tab/>rnen</text:span></text:a><text:span text:style-name="T1"> sehr effektiv. Dies kostet sie jedoch auch viel Energie und kann auch kurzzeitige Vergesslichkeit und Unkonzentriertheit zur Folge haben.</text:span></text:p>
      <text:p text:style-name="P4">Schüler dieser Altersgruppe vergessen oft, ihre Hausaufgaben zu machen, und gehen lieber anderen Interessen nach. Deswegen ist trotz der optimalen kognitiven Situation der Lernzuwachs in den entsprechenden Klassenstufen häufig am geringsten. Dies kann sich gerade in Fächern, in denen Wissen schrittweise aufgebaut wird, negativ auswirken. Lernende, die in diesen zwei bis drei Jahren das Lernen im Fremdsprachenunterricht vernachlässigen oder in ihrem Lernprozess gehemmt sind, müssen danach mit mehr Einsatz das Versäumte aufholen.</text:p>
      <text:p text:style-name="P8">s</text:p>
      <text:p text:style-name="P5"><text:soft-page-break/>Trotz dieser ungünstigen Ausgangsbedingungen kann das Fremdsprachenlernen im Fremdsprachenunterricht natürlich auch in der Pubertät sehr erfolgreich sein. Sie sollten sich als Lehrkraft aber die Veränderungen, die ihre Schülerinnen und Schüler durchlaufen, bewusst machen. Wichtig ist zu erkennen, dass es neben der Förderung von sprachlichen und </text:p>
      <text:p text:style-name="P19"/>
      <text:p text:style-name="P19"><text:span text:style-name="T1">interkulturellen </text:span><text:a xlink:type="simple" xlink:href="https://lernen.goethe.de/moodle/mod/glossary/showentry.php?eid=1861911&amp;displayformat=dictionary" text:style-name="Internet_20_link" text:visited-style-name="Visited_20_Internet_20_Link"><text:span text:style-name="T7">Kompetenzen</text:span></text:a><text:span text:style-name="T1"> auch zu Ihren </text:span><text:a xlink:type="simple" xlink:href="https://lernen.goethe.de/moodle/mod/glossary/showentry.php?eid=1861995&amp;displayformat=dictionary" text:style-name="Internet_20_link" text:visited-style-name="Visited_20_Internet_20_Link"><text:span text:style-name="T7">Aufgaben</text:span></text:a><text:span text:style-name="T1"> gehört, Ihre jugendlichen Lernenden in dieser Lebensphase zu begleiten und ihre Mündigkeit und Selbstverantwortung zu fördern.</text:span></text:p>
      <text:p text:style-name="P4">Als Sprachlehrerin/Sprachlehrer sollten Sie außerdem Themen und Materialien anbieten bzw. mit Medien arbeiten, die die Interessen der Lernenden berücksichtigen. Emotional ansprechende Inhalte, Gruppenaktivitäten und das Lernen mit digitalen Medien vergrößern die Bereitschaft der Lernenden, auch in dieser kritischen Lebensphase aktiv am Unterricht teilzunehmen.</text:p>
      <text:p text:style-name="P11"/>
      <text:p text:style-name="P11"/>
      <text:h text:style-name="P3" text:outline-level="4">2.4.2 EMOTION UND KOGNITION BEIM SPRACHENLERNEN</text:h>
      <text:p text:style-name="P11"/>
      <text:p text:style-name="P11"><text:span text:style-name="T1">Nach Erkenntnissen aus der Sprachlehrforschung, einer wissenschaftlichen Disziplin, die das durch Unterricht gesteuerte Lernen untersucht, ist der Deutschunterricht dann besonders effektiv, wenn wir auf die Bedürfnisse und Voraussetzungen der Lernenden bei der Unterrichtsplanung und -durchführung eingehen. Wenn dies gelingt, spricht man von </text:span><text:a xlink:type="simple" xlink:href="https://lernen.goethe.de/moodle/mod/glossary/showentry.php?eid=1861941&amp;displayformat=dictionary" text:style-name="Internet_20_link" text:visited-style-name="Visited_20_Internet_20_Link"><text:span text:style-name="T13">Lernerorientierung</text:span></text:a><text:span text:style-name="T12"> </text:span><text:span text:style-name="T1">im Unterricht. Um den Unterricht möglichst gut auf die Lernenden zuschneiden zu können, stellen wir Ihnen einige der Lernerfaktoren vor. Lernerfaktoren sind besondere Merkmale oder Eigenschaften von Lernenden, die das individuelle Sprachenlernen maßgeblich beeinflussen</text:span></text:p>
      <text:p text:style-name="P11"/>
      <text:p text:style-name="P17">Merkmale / Eigenschaften, die das Sprachenlernen beeinflussen:</text:p>
      <text:list text:style-name="List_20_1">
        <text:list-item>
          <text:p text:style-name="P22"><text:span text:style-name="T3">Alte</text:span><text:span text:style-name="T4">r</text:span></text:p>
        </text:list-item>
        <text:list-item>
          <text:p text:style-name="P22"><text:span text:style-name="T3">Ängste</text:span><text:span text:style-name="T6"> </text:span><text:span text:style-name="T3">im Zusammenhang mit dem Lernen einer Sprache</text:span></text:p>
        </text:list-item>
        <text:list-item>
          <text:p text:style-name="P22"><text:a xlink:type="simple" xlink:href="https://lernen.goethe.de/moodle/mod/glossary/showentry.php?eid=1861953&amp;displayformat=dictionary" text:style-name="Internet_20_link" text:visited-style-name="Visited_20_Internet_20_Link"><text:span text:style-name="T9">Einstellung</text:span></text:a><text:span text:style-name="T3">der Lernenden zur </text:span><text:a xlink:type="simple" xlink:href="https://lernen.goethe.de/moodle/mod/glossary/showentry.php?eid=1861851&amp;displayformat=dictionary" text:style-name="Internet_20_link" text:visited-style-name="Visited_20_Internet_20_Link"><text:span text:style-name="T18">Zielsprache</text:span></text:a><text:span text:style-name="T11"> und Zielkultur</text:span></text:p>
        </text:list-item>
        <text:list-item>
          <text:p text:style-name="P22"><text:a xlink:type="simple" xlink:href="https://lernen.goethe.de/moodle/mod/glossary/showentry.php?eid=1861956&amp;displayformat=dictionary" text:style-name="Internet_20_link" text:visited-style-name="Visited_20_Internet_20_Link"><text:span text:style-name="T9">Motivation</text:span></text:a></text:p>
        </text:list-item>
        <text:list-item>
          <text:p text:style-name="P22"><text:a xlink:type="simple" xlink:href="https://lernen.goethe.de/moodle/mod/glossary/showentry.php?eid=1861959&amp;displayformat=dictionary" text:style-name="Internet_20_link" text:visited-style-name="Visited_20_Internet_20_Link"><text:span text:style-name="T9">Sprachlerneignung</text:span></text:a></text:p>
        </text:list-item>
        <text:list-item>
          <text:p text:style-name="P22"><text:span text:style-name="T3">individueller </text:span><text:a xlink:type="simple" xlink:href="https://lernen.goethe.de/moodle/mod/glossary/showentry.php?eid=1861962&amp;displayformat=dictionary" text:style-name="Internet_20_link" text:visited-style-name="Visited_20_Internet_20_Link"><text:span text:style-name="T9">Lernstil</text:span></text:a><text:span text:style-name="T3">.</text:span><text:span text:style-name="T27"> </text:span></text:p>
          <text:p text:style-name="P22"/>
        </text:list-item>
      </text:list>
      <text:h text:style-name="P12" text:outline-level="4"><text:a xlink:type="simple" xlink:href="https://lernen.goethe.de/moodle/mod/glossary/showentry.php?eid=1861947&amp;displayformat=dictionary" text:style-name="Internet_20_link" text:visited-style-name="Visited_20_Internet_20_Link"><text:span text:style-name="T23">ANGST</text:span></text:a><text:span text:style-name="T19"> BEIM SPRACHENLERNEN ÜBERWINDEN</text:span></text:h>
      <text:p text:style-name="P18"><text:span text:style-name="T1">In den seltensten Fällen können Lernende ein Unterrichtsfach, in dem sie </text:span><text:a xlink:type="simple" xlink:href="https://lernen.goethe.de/moodle/mod/glossary/showentry.php?eid=1861947&amp;displayformat=dictionary" text:style-name="Internet_20_link" text:visited-style-name="Visited_20_Internet_20_Link"><text:span text:style-name="T7">Angst</text:span></text:a><text:span text:style-name="T1"> empfinden, einfach abwählen und damit ihre Ängste umgehen. Es gibt aber Möglichkeiten, Unterricht so zu gestalten, dass Lernende sich ernstgenommen und als Personen respektiert fühlen.</text:span></text:p>
      <text:p text:style-name="P9"> </text:p>
      <text:p text:style-name="P18"><text:span text:style-name="T1">Das didaktisch-methodische Prinzip der </text:span><text:a xlink:type="simple" xlink:href="https://lernen.goethe.de/moodle/mod/glossary/showentry.php?eid=1861941&amp;displayformat=dictionary" text:style-name="Internet_20_link" text:visited-style-name="Visited_20_Internet_20_Link"><text:span text:style-name="T10">Lernerorientierung</text:span></text:a><text:span text:style-name="T1"> ist Leitlinie in einem Unterricht, der sich an den Bedürfnissen und Interessen der Lernenden orientiert. Wenn Ihre Lernenden sich im Unterricht angesprochen fühlen, wenn sie sogar die Inhalte und </text:span><text:a xlink:type="simple" xlink:href="https://lernen.goethe.de/moodle/mod/glossary/showentry.php?eid=1861992&amp;displayformat=dictionary" text:style-name="Internet_20_link" text:visited-style-name="Visited_20_Internet_20_Link"><text:span text:style-name="T7">Arbeits- und Sozialformen</text:span></text:a><text:span text:style-name="T1"> mitbestimmen können, können sie Situationen wählen, die ihnen angenehm sind; dies reduziert ihre Ängste, etwas falsch zu machen. Im Zuge der </text:span><text:a xlink:type="simple" xlink:href="https://lernen.goethe.de/moodle/mod/glossary/showentry.php?eid=1861950&amp;displayformat=dictionary" text:style-name="Internet_20_link" text:visited-style-name="Visited_20_Internet_20_Link"><text:span text:style-name="T14">Förderung von Lernerautonomie</text:span></text:a><text:span text:style-name="T1"> sprechen Lernende im Unterricht zunehmend mehr über ihre Lernwege und -ergebnisse. Hier ist Gelegenheit, auch von den anderen über Misserfolge, Vorlieben und Abneigungen beim Lernen zu erfahren, wodurch sich negative Gefühle manchmal auch relativieren.</text:span></text:p>
      <text:p text:style-name="P13"/>
      <text:p text:style-name="P13"/>
      <text:h text:style-name="P12" text:outline-level="4"><text:span text:style-name="T21">I</text:span><text:span text:style-name="T20">NTRINSISCHE UND EXTRINSISCHE </text:span><text:a xlink:type="simple" xlink:href="https://lernen.goethe.de/moodle/mod/glossary/showentry.php?eid=1861956&amp;displayformat=dictionary" text:style-name="Internet_20_link" text:visited-style-name="Visited_20_Internet_20_Link"><text:span text:style-name="T24">MOTIVATION</text:span></text:a><text:span text:style-name="T27"/></text:h>
      <text:p text:style-name="P18"><text:bookmark text:name="yui_3_17_2_4_1686577657577_296"/><text:span text:style-name="T1">Alle Vorgehensweisen – mit Ausnahme von 2 und 5 – zielen eher darauf ab, die </text:span><text:span text:style-name="T5">intrinsische</text:span><text:span text:style-name="T1"> </text:span><text:a xlink:type="simple" xlink:href="https://lernen.goethe.de/moodle/mod/glossary/showentry.php?eid=1861956&amp;displayformat=dictionary" text:style-name="Internet_20_link" text:visited-style-name="Visited_20_Internet_20_Link"><text:span text:style-name="T7">Motivation</text:span></text:a><text:span text:style-name="T1"> der Lernenden zu stärken. Mit dem Begriff intrinsische </text:span><text:a xlink:type="simple" xlink:href="https://lernen.goethe.de/moodle/mod/glossary/showentry.php?eid=1861956&amp;displayformat=dictionary" text:style-name="Internet_20_link" text:visited-style-name="Visited_20_Internet_20_Link"><text:span text:style-name="T7">Motivation</text:span></text:a><text:span text:style-name="T1"> bezeichnet man das Bestreben von Lernenden, die </text:span><text:a xlink:type="simple" xlink:href="https://lernen.goethe.de/moodle/mod/glossary/showentry.php?eid=1861845&amp;displayformat=dictionary" text:style-name="Internet_20_link" text:visited-style-name="Visited_20_Internet_20_Link"><text:span text:style-name="T7">Fremdsprache</text:span></text:a><text:span text:style-name="T1"> aus einem inneren Bedürfnis heraus zu </text:span><text:a xlink:type="simple" xlink:href="https://lernen.goethe.de/moodle/mod/glossary/showentry.php?eid=1861812&amp;displayformat=dictionary" text:style-name="Internet_20_link" text:visited-style-name="Visited_20_Internet_20_Link"><text:span text:style-name="T7">lernen</text:span></text:a><text:span text:style-name="T1">, aus Interesse an der Sprache oder weil das Lernen Freude bereitet. Zwar kann es im Unterricht immer wieder nötig sein, die Lernenden durch das Androhen von schlechten Noten oder auch durch das Ankündigen von Belohnungen </text:span><text:span text:style-name="T5">extrinsisch</text:span><text:span text:style-name="T1"> zu motivieren, also Lernanreize von außen zu setzen. Es ist aber auf lange Sicht förderlicher für den Lernprozess, wenn die intrinsische </text:span><text:a xlink:type="simple" xlink:href="https://lernen.goethe.de/moodle/mod/glossary/showentry.php?eid=1861956&amp;displayformat=dictionary" text:style-name="Internet_20_link" text:visited-style-name="Visited_20_Internet_20_Link"><text:span text:style-name="T7">Motivation</text:span></text:a><text:span text:style-name="T1"> der Lernenden überwiegt und sie immer wieder – auch über die konkrete Unterrichtsstunde hinaus – Möglichkeiten zum Lernen und Anwenden der deutschen Sprache suchen.</text:span><text:span text:style-name="T27"/></text:p>
      <text:p text:style-name="P18"><text:span text:style-name="T1">Natürlich ist es unrealistisch zu erwarten, dass Sie jeden Ihrer Lernenden gleichermaßen zum Deutschlernen motivieren können. Auch lernwillige Schülerinnen und Schüler sind nicht an jedem Fach interessiert. Zudem </text:span><text:a xlink:type="simple" xlink:href="https://lernen.goethe.de/moodle/mod/glossary/showentry.php?eid=1861812&amp;displayformat=dictionary" text:style-name="Internet_20_link" text:visited-style-name="Visited_20_Internet_20_Link"><text:span text:style-name="T7">lernen</text:span></text:a><text:span text:style-name="T1"> die meisten Deutsch über einen längeren Zeitraum hinweg und im Verlauf der Zeit bleibt die </text:span><text:a xlink:type="simple" xlink:href="https://lernen.goethe.de/moodle/mod/glossary/showentry.php?eid=1861956&amp;displayformat=dictionary" text:style-name="Internet_20_link" text:visited-style-name="Visited_20_Internet_20_Link"><text:span text:style-name="T7">Motivation</text:span></text:a><text:span text:style-name="T1"> der Lernenden nicht immer gleich, sondern unterliegt Schwankungen. Vielleicht finden Lernende eine bestimmte Phase des Deutschlernens so schwierig und anstrengend, dass ihnen der Deutschunterricht keinen Spaß mehr macht. Es ist aber auch möglich, dass sie erst nach einiger Zeit Interesse am Deutschlernen haben, z.B. weil sie merken, dass sie Lernerfolge haben, ihre deutschsprachigen Lieblingslieder verstehen können oder gute Noten in Tests bekommen.</text:span><text:span text:style-name="T27"/></text:p>
      <text:p text:style-name="P9"> <text:span text:style-name="T27"/></text:p>
      <text:p text:style-name="P18"><text:span text:style-name="T1">Der Psycholinguist </text:span><text:a xlink:type="simple" xlink:href="https://lernen.goethe.de/moodle/mod/glossary/showentry.php?eid=1861737&amp;displayformat=dictionary" text:style-name="Internet_20_link" text:visited-style-name="Visited_20_Internet_20_Link"><text:span text:style-name="T7">Dörnyei</text:span></text:a><text:span text:style-name="T1"> beschreibt vier zentrale Möglichkeiten für die Motivierung von Lernenden und entwickelte daraus auch Vorschläge für Lehrverfahren im Unterricht (2007, S. 29). Wir möchten Ihnen diese Ideen von </text:span><text:a xlink:type="simple" xlink:href="https://lernen.goethe.de/moodle/mod/glossary/showentry.php?eid=1861737&amp;displayformat=dictionary" text:style-name="Internet_20_link" text:visited-style-name="Visited_20_Internet_20_Link"><text:span text:style-name="T7">Dörnyei</text:span></text:a><text:span text:style-name="T1"> mit den nächsten zwei </text:span><text:a xlink:type="simple" xlink:href="https://lernen.goethe.de/moodle/mod/glossary/showentry.php?eid=1861995&amp;displayformat=dictionary" text:style-name="Internet_20_link" text:visited-style-name="Visited_20_Internet_20_Link"><text:span text:style-name="T7">Aufgaben</text:span></text:a><text:span text:style-name="T1"> vorstellen. Wir ergänzen auch eigene Ideen aus unserer Kenntnis von Unterricht.</text:span><text:span text:style-name="T27"/></text:p>
      <text:p text:style-name="P18"><text:span text:style-name="T1"/></text:p>
      <text:p text:style-name="P30"><text:soft-page-break/><text:span text:style-name="T22">LERNTYPEN</text:span><text:span text:style-name="T27"/></text:p>
      <text:p text:style-name="P30"><text:span text:style-name="T1"/></text:p>
      <text:p text:style-name="P25">Impulsive versus reflexive Lernende<text:span text:style-name="T27"/></text:p>
      <text:section text:style-name="Sect2" text:name="gi_dll">
        <text:p text:style-name="P18"><text:span text:style-name="T2">Man unterscheidet Lernende, die eher reflexiv an eine Lernaufgabe herangehen, und solche, die eher impulsiv beim Lernen vorgehen. Diese Bezeichnungen drücken aus, wie spontan Lernende beim Lösen von </text:span><text:a xlink:type="simple" xlink:href="https://lernen.goethe.de/moodle/mod/glossary/showentry.php?eid=1861995&amp;displayformat=dictionary" text:style-name="Internet_20_link" text:visited-style-name="Visited_20_Internet_20_Link"><text:span text:style-name="T8">Aufgaben</text:span></text:a><text:span text:style-name="T2"> sind. Reflexiv handelnde Lernende wollen ihre </text:span><text:a xlink:type="simple" xlink:href="https://lernen.goethe.de/moodle/mod/glossary/showentry.php?eid=1861995&amp;displayformat=dictionary" text:style-name="Internet_20_link" text:visited-style-name="Visited_20_Internet_20_Link"><text:span text:style-name="T8">Aufgaben</text:span></text:a><text:span text:style-name="T2"> erst gründlich durchdenken, bevor sie sich äußern. Deswegen brauchen sie Zeit, um zu einer Lösung zu kommen, und arbeiten meist langsamer und sorgfältiger als impulsiv vorgehende Lernende. Die Arbeitsergebnisse zeigen in der Regel weniger Fehler als die von impulsiven Lernenden, die in etwa die gleiche Sprachkompetenz haben. Reflexive Lernende formulieren ihre Aussagen oft innerlich vor, bevor sie sich zu Wort melden. Impulsive Lernende äußern sich dagegen oft spontan und nehmen Fehler in Kauf.</text:span><text:span text:style-name="T27"/></text:p>
        <text:p text:style-name="P10"> <text:span text:style-name="T27"/></text:p>
        <text:p text:style-name="P24">Globale versus analytische Lernende<text:span text:style-name="T27"/></text:p>
        <text:p text:style-name="P18"><text:span text:style-name="T2">Mit den Begriffen global und analytisch unterscheidet man die Art und Weise, wie Lernende den Lernstoff erschließen. Globale Lernende sind solche, die zunächst einen Überblick über den Lernstoff möchten, bevor sie die Details verstehen können. Im Unterschied dazu konzentrieren sich analytische Lernende zunächst auf Einzelheiten, die sie dann zu einem Gesamtbild kombinieren. Analytische Lernende </text:span><text:a xlink:type="simple" xlink:href="https://lernen.goethe.de/moodle/mod/glossary/showentry.php?eid=1861812&amp;displayformat=dictionary" text:style-name="Internet_20_link" text:visited-style-name="Visited_20_Internet_20_Link"><text:span text:style-name="T8">lernen</text:span></text:a><text:span text:style-name="T2"> gern allein, während globale Lernende einen kommunikativen Unterricht und den Austausch mit anderen bevorzugen.</text:span><text:span text:style-name="T27"/></text:p>
        <text:p text:style-name="P10"> <text:span text:style-name="T27"/></text:p>
        <text:p text:style-name="P24">Ambiguitätstolerante versus ambiguitätsintolerante Lernende<text:span text:style-name="T27"/></text:p>
        <text:p text:style-name="P18"><text:span text:style-name="T2">Diese beiden Begriffe beschreiben, inwieweit eine Lernerin / ein Lerner bereit ist, auch Informationen aufzunehmen und zu verarbeiten, die sie/er nicht vollständig verstehen kann. Ambiguitätstolerante Lernende kommen grundsätzlich gut in natürlichen Kommunikationssituationen zurecht, in denen sie nicht alles verstehen, besonders wenn schnell oder im Dialekt gesprochen wird. Ambiguitätsintolerante Lernende fühlen sich in solchen Situationen schnell überfordert und finden sie eher unangenehm. Sie haben das Bedürfnis, neue Wörter exakt und Gespräche vollständig zu verstehen, und suchen nach präzisen Übersetzungen in ihrer </text:span><text:a xlink:type="simple" xlink:href="https://lernen.goethe.de/moodle/mod/glossary/showentry.php?eid=1861833&amp;displayformat=dictionary" text:style-name="Internet_20_link" text:visited-style-name="Visited_20_Internet_20_Link"><text:span text:style-name="T8">Erstsprache</text:span></text:a><text:span text:style-name="T2">.</text:span><text:span text:style-name="T27"/></text:p>
      </text:section>
      <text:section text:style-name="Sect1" text:name="AbAufgabePrint">
        <text:p text:style-name="P28">Bitte bearbeiten Sie jet<text:span text:style-name="T27"/></text:p>
      </text:section>
      <text:p text:style-name="P30"><text:span text:style-name="T1"/></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0T12:04:19.960000000</meta:creation-date>
    <dc:date>2023-06-15T19:23:57.121000000</dc:date>
    <meta:editing-duration>PT8H39M59S</meta:editing-duration>
    <meta:editing-cycles>13</meta:editing-cycles>
    <meta:generator>LibreOffice/7.5.3.2$Windows_X86_64 LibreOffice_project/9f56dff12ba03b9acd7730a5a481eea045e468f3</meta:generator>
    <meta:document-statistic meta:table-count="0" meta:image-count="0" meta:object-count="0" meta:page-count="4" meta:paragraph-count="72" meta:word-count="2346" meta:character-count="17452" meta:non-whitespace-character-count="15159"/>
  </office:meta>
</office:document-meta>
</file>